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w1_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82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72" table:style-name="ce1">
            <text:p>3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0.48" table:style-name="ce1">
            <text:p>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88" table:style-name="ce1">
            <text:p>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5.18" table:style-name="ce1">
            <text:p>5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75" table:style-name="ce1">
            <text:p>1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6.31" table:style-name="ce1">
            <text:p>6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5" table:style-name="ce1">
            <text:p>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.1399999999999997" table:style-name="ce1">
            <text:p>4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5.880000000000003" table:style-name="ce1">
            <text:p>35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1.64" table:style-name="ce1">
            <text:p>41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38" table:style-name="ce1">
            <text:p>1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.88" table:style-name="ce1">
            <text:p>7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76" table:style-name="ce1">
            <text:p>3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65" table:style-name="ce1">
            <text:p>47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0.6" table:style-name="ce1">
            <text:p>30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2.56" table:style-name="ce1">
            <text:p>8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0.6" table:style-name="ce1">
            <text:p>30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2.56" table:style-name="ce1">
            <text:p>8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8.880000000000003" table:style-name="ce1">
            <text:p>38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8.880000000000003" table:style-name="ce1">
            <text:p>38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7.44" table:style-name="ce1">
            <text:p>37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4.45" table:style-name="ce1">
            <text:p>84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5.44" table:style-name="ce1">
            <text:p>75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9.72" table:style-name="ce1">
            <text:p>29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6.55" table:style-name="ce1">
            <text:p>46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8.34" table:style-name="ce1">
            <text:p>28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2.84" table:style-name="ce1">
            <text:p>4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5.11" table:style-name="ce1">
            <text:p>35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38" table:style-name="ce1">
            <text:p>47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54" table:style-name="ce1">
            <text:p>47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2.239999999999995" table:style-name="ce1">
            <text:p>72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6" table:style-name="ce1">
            <text:p>47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3.82" table:style-name="ce1">
            <text:p>13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56.4" table:style-name="ce1">
            <text:p>56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52.73" table:style-name="ce1">
            <text:p>52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9.5399999999999991" table:style-name="ce1">
            <text:p>9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8.12" table:style-name="ce1">
            <text:p>18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5.84" table:style-name="ce1">
            <text:p>45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11.21" table:style-name="ce1">
            <text:p>11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1.12" table:style-name="ce1">
            <text:p>81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05.92" table:style-name="ce1">
            <text:p>205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float" office:value="340" table:style-name="ce1">
            <text:p>3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99.05" table:style-name="ce1">
            <text:p>499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983.62" table:style-name="ce1">
            <text:p>983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32.8" table:style-name="ce1">
            <text:p>332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98.47" table:style-name="ce1">
            <text:p>198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48.37" table:style-name="ce1">
            <text:p>148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63.47000000000003" table:style-name="ce1">
            <text:p>263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82.09" table:style-name="ce1">
            <text:p>182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23.35000000000002" table:style-name="ce1">
            <text:p>323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47.1" table:style-name="ce1">
            <text:p>247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03.26" table:style-name="ce1">
            <text:p>303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681.7" table:style-name="ce1">
            <text:p>681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7.2" table:style-name="ce1">
            <text:p>17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3.8" table:style-name="ce1">
            <text:p>13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0.64" table:style-name="ce1">
            <text:p>1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13.43" table:style-name="ce1">
            <text:p>113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91.21" table:style-name="ce1">
            <text:p>91.21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w1_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82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72" table:style-name="ce1">
            <text:p>3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0.48" table:style-name="ce1">
            <text:p>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" table:style-name="ce1">
            <text:p>1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5.18" table:style-name="ce1">
            <text:p>5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75" table:style-name="ce1">
            <text:p>1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.14" table:style-name="ce1">
            <text:p>6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.33" table:style-name="ce1">
            <text:p>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.1399999999999997" table:style-name="ce1">
            <text:p>4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5.880000000000003" table:style-name="ce1">
            <text:p>35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1.64" table:style-name="ce1">
            <text:p>41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38" table:style-name="ce1">
            <text:p>1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.88" table:style-name="ce1">
            <text:p>7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.35" table:style-name="ce1">
            <text:p>3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1.81" table:style-name="ce1">
            <text:p>31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6.04" table:style-name="ce1">
            <text:p>26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2.56" table:style-name="ce1">
            <text:p>8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6.04" table:style-name="ce1">
            <text:p>26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2.56" table:style-name="ce1">
            <text:p>8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8.880000000000003" table:style-name="ce1">
            <text:p>38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8.880000000000003" table:style-name="ce1">
            <text:p>38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1.6" table:style-name="ce1">
            <text:p>2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4.45" table:style-name="ce1">
            <text:p>84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5.44" table:style-name="ce1">
            <text:p>75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9.72" table:style-name="ce1">
            <text:p>29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6.55" table:style-name="ce1">
            <text:p>46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8.34" table:style-name="ce1">
            <text:p>28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2.84" table:style-name="ce1">
            <text:p>4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5.11" table:style-name="ce1">
            <text:p>35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38" table:style-name="ce1">
            <text:p>47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54" table:style-name="ce1">
            <text:p>47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2.239999999999995" table:style-name="ce1">
            <text:p>72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6" table:style-name="ce1">
            <text:p>47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3.82" table:style-name="ce1">
            <text:p>13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7.329999999999998" table:style-name="ce1">
            <text:p>17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.41" table:style-name="ce1">
            <text:p>18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.98" table:style-name="ce1">
            <text:p>5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.77" table:style-name="ce1">
            <text:p>6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11.21" table:style-name="ce1">
            <text:p>11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1.12" table:style-name="ce1">
            <text:p>81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7.28" table:style-name="ce1">
            <text:p>137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340" table:style-name="ce1">
            <text:p>3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19.52999999999997" table:style-name="ce1">
            <text:p>319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24.58000000000004" table:style-name="ce1">
            <text:p>624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32.8" table:style-name="ce1">
            <text:p>332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98.47" table:style-name="ce1">
            <text:p>198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90.29" table:style-name="ce1">
            <text:p>9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.81" table:style-name="ce1">
            <text:p>11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22.66000000000003" table:style-name="ce1">
            <text:p>32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7.2" table:style-name="ce1">
            <text:p>17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3.8" table:style-name="ce1">
            <text:p>13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0.64" table:style-name="ce1">
            <text:p>1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13.43" table:style-name="ce1">
            <text:p>113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91.21" table:style-name="ce1">
            <text:p>91.21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w1_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.88" table:style-name="ce1">
            <text:p>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33" table:style-name="ce1">
            <text:p>0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" table:style-name="ce1">
            <text:p>1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4.0999999999999996" table:style-name="ce1">
            <text:p>4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2.11" table:style-name="ce1">
            <text:p>2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2.83" table:style-name="ce1">
            <text:p>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.33" table:style-name="ce1">
            <text:p>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.5" table:style-name="ce1">
            <text:p>1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1.48" table:style-name="ce1">
            <text:p>21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3.64" table:style-name="ce1">
            <text:p>23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.44" table:style-name="ce1">
            <text:p>1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92" table:style-name="ce1">
            <text:p>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8.1" table:style-name="ce1">
            <text:p>8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.64" table:style-name="ce1">
            <text:p>2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6.68" table:style-name="ce1">
            <text:p>6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.16" table:style-name="ce1">
            <text:p>3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8.850000000000001" table:style-name="ce1">
            <text:p>18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6.04" table:style-name="ce1">
            <text:p>26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0.56" table:style-name="ce1">
            <text:p>7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6.04" table:style-name="ce1">
            <text:p>26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0.56" table:style-name="ce1">
            <text:p>7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6.88" table:style-name="ce1">
            <text:p>26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6.88" table:style-name="ce1">
            <text:p>26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8.64" table:style-name="ce1">
            <text:p>8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59.61" table:style-name="ce1">
            <text:p>59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67.16" table:style-name="ce1">
            <text:p>67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20.84" table:style-name="ce1">
            <text:p>20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9.950000000000003" table:style-name="ce1">
            <text:p>39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9.66" table:style-name="ce1">
            <text:p>29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51.84" table:style-name="ce1">
            <text:p>51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8.51" table:style-name="ce1">
            <text:p>28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9.1" table:style-name="ce1">
            <text:p>39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9.14" table:style-name="ce1">
            <text:p>39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55.44" table:style-name="ce1">
            <text:p>55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0.8" table:style-name="ce1">
            <text:p>3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20.420000000000002" table:style-name="ce1">
            <text:p>2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0.56" table:style-name="ce1">
            <text:p>1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.41" table:style-name="ce1">
            <text:p>18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0.54" table:style-name="ce1">
            <text:p>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.98" table:style-name="ce1">
            <text:p>5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05.09" table:style-name="ce1">
            <text:p>105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3.319999999999993" table:style-name="ce1">
            <text:p>73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7.28" table:style-name="ce1">
            <text:p>137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340" table:style-name="ce1">
            <text:p>3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19.52999999999997" table:style-name="ce1">
            <text:p>319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24.58000000000004" table:style-name="ce1">
            <text:p>624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01.60000000000002" table:style-name="ce1">
            <text:p>30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87.42" table:style-name="ce1">
            <text:p>187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90.29" table:style-name="ce1">
            <text:p>9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.81" table:style-name="ce1">
            <text:p>11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22.66000000000003" table:style-name="ce1">
            <text:p>32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4.8" table:style-name="ce1">
            <text:p>14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39" table:style-name="ce1">
            <text:p>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91.35" table:style-name="ce1">
            <text:p>91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80.17" table:style-name="ce1">
            <text:p>80.17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w1_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1.88" table:style-name="ce1">
            <text:p>1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.88" table:style-name="ce1">
            <text:p>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.01" table:style-name="ce1">
            <text:p>1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33" table:style-name="ce1">
            <text:p>0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.51" table:style-name="ce1">
            <text:p>1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2.62" table:style-name="ce1">
            <text:p>2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.33" table:style-name="ce1">
            <text:p>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.79" table:style-name="ce1">
            <text:p>1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1.48" table:style-name="ce1">
            <text:p>21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3.64" table:style-name="ce1">
            <text:p>23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1.58" table:style-name="ce1">
            <text:p>1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92" table:style-name="ce1">
            <text:p>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.64" table:style-name="ce1">
            <text:p>2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6.68" table:style-name="ce1">
            <text:p>6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.16" table:style-name="ce1">
            <text:p>3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0.210000000000001" table:style-name="ce1">
            <text:p>10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21.22" table:style-name="ce1">
            <text:p>21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0.56" table:style-name="ce1">
            <text:p>7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21.22" table:style-name="ce1">
            <text:p>21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0.56" table:style-name="ce1">
            <text:p>7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6.88" table:style-name="ce1">
            <text:p>26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6.88" table:style-name="ce1">
            <text:p>26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60.33" table:style-name="ce1">
            <text:p>60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53.91" table:style-name="ce1">
            <text:p>53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8.96" table:style-name="ce1">
            <text:p>18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9.950000000000003" table:style-name="ce1">
            <text:p>39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9.66" table:style-name="ce1">
            <text:p>29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56.16" table:style-name="ce1">
            <text:p>56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8.51" table:style-name="ce1">
            <text:p>28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25.86" table:style-name="ce1">
            <text:p>25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26.93" table:style-name="ce1">
            <text:p>26.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55.44" table:style-name="ce1">
            <text:p>55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0.8" table:style-name="ce1">
            <text:p>3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23.58" table:style-name="ce1">
            <text:p>23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13.73" table:style-name="ce1">
            <text:p>13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6.38" table:style-name="ce1">
            <text:p>6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1.19" table:style-name="ce1">
            <text:p>1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3.17" table:style-name="ce1">
            <text:p>3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109.77" table:style-name="ce1">
            <text:p>109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3.319999999999993" table:style-name="ce1">
            <text:p>73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10.21" table:style-name="ce1">
            <text:p>110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340" table:style-name="ce1">
            <text:p>3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19.52999999999997" table:style-name="ce1">
            <text:p>319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24.58000000000004" table:style-name="ce1">
            <text:p>624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01.60000000000002" table:style-name="ce1">
            <text:p>30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197.36" table:style-name="ce1">
            <text:p>197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68.540000000000006" table:style-name="ce1">
            <text:p>68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81.650000000000006" table:style-name="ce1">
            <text:p>8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22.66000000000003" table:style-name="ce1">
            <text:p>32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4.8" table:style-name="ce1">
            <text:p>14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1.72" table:style-name="ce1">
            <text:p>21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8.7200000000000006" table:style-name="ce1">
            <text:p>8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91.35" table:style-name="ce1">
            <text:p>91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060" table:style-name="ce1">
            <text:p>3060</text:p>
          </table:table-cell>
          <table:table-cell office:value-type="float" office:value="90.11" table:style-name="ce1">
            <text:p>90.11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w2_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.67" table:style-name="ce1">
            <text:p>1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5.79" table:style-name="ce1">
            <text:p>5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75" table:style-name="ce1">
            <text:p>1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" table:style-name="ce1">
            <text:p>1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8.86" table:style-name="ce1">
            <text:p>8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5.43" table:style-name="ce1">
            <text:p>5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6.08" table:style-name="ce1">
            <text:p>6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3.27" table:style-name="ce1">
            <text:p>3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.68" table:style-name="ce1">
            <text:p>5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61.18" table:style-name="ce1">
            <text:p>61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55.44" table:style-name="ce1">
            <text:p>55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.0499999999999998" table:style-name="ce1">
            <text:p>2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0.69" table:style-name="ce1">
            <text:p>0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.77" table:style-name="ce1">
            <text:p>2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.2599999999999998" table:style-name="ce1">
            <text:p>2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.67" table:style-name="ce1">
            <text:p>1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9.02" table:style-name="ce1">
            <text:p>29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8.06" table:style-name="ce1">
            <text:p>8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0.46" table:style-name="ce1">
            <text:p>20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8.06" table:style-name="ce1">
            <text:p>8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0.46" table:style-name="ce1">
            <text:p>20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30.25" table:style-name="ce1">
            <text:p>30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30.25" table:style-name="ce1">
            <text:p>30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1.6" table:style-name="ce1">
            <text:p>2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58" table:style-name="ce1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48.98" table:style-name="ce1">
            <text:p>4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0.170000000000002" table:style-name="ce1">
            <text:p>20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6.66" table:style-name="ce1">
            <text:p>26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3.85" table:style-name="ce1">
            <text:p>13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4.09" table:style-name="ce1">
            <text:p>14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5.22" table:style-name="ce1">
            <text:p>15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0.93" table:style-name="ce1">
            <text:p>20.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1.9" table:style-name="ce1">
            <text:p>2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0.95" table:style-name="ce1">
            <text:p>20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5" table:style-name="ce1">
            <text:p>5</text:p>
          </table:table-cell>
          <table:table-cell office:value-type="float" office:value="140" table:style-name="ce1">
            <text:p>14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60.30000000000001" table:style-name="ce1">
            <text:p>160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7.18" table:style-name="ce1">
            <text:p>27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7.329999999999998" table:style-name="ce1">
            <text:p>17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.41" table:style-name="ce1">
            <text:p>18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.98" table:style-name="ce1">
            <text:p>5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.77" table:style-name="ce1">
            <text:p>6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7.95" table:style-name="ce1">
            <text:p>27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9.36" table:style-name="ce1">
            <text:p>19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78.84" table:style-name="ce1">
            <text:p>78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66.7" table:style-name="ce1">
            <text:p>16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5" table:style-name="ce1">
            <text:p>5</text:p>
          </table:table-cell>
          <table:table-cell office:value-type="float" office:value="340" table:style-name="ce1">
            <text:p>34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318.92" table:style-name="ce1">
            <text:p>318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5" table:style-name="ce1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78.650000000000006" table:style-name="ce1">
            <text:p>78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8.61" table:style-name="ce1">
            <text:p>18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90.29" table:style-name="ce1">
            <text:p>9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.81" table:style-name="ce1">
            <text:p>11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22.66000000000003" table:style-name="ce1">
            <text:p>32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33.299999999999997" table:style-name="ce1">
            <text:p>3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37.950000000000003" table:style-name="ce1">
            <text:p>37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.64" table:style-name="ce1">
            <text:p>16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19.39" table:style-name="ce1">
            <text:p>219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97.17" table:style-name="ce1">
            <text:p>197.17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w2_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.51" table:style-name="ce1">
            <text:p>1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5.33" table:style-name="ce1">
            <text:p>5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75" table:style-name="ce1">
            <text:p>1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" table:style-name="ce1">
            <text:p>1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5.54" table:style-name="ce1">
            <text:p>5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2.11" table:style-name="ce1">
            <text:p>2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2.83" table:style-name="ce1">
            <text:p>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.33" table:style-name="ce1">
            <text:p>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.5" table:style-name="ce1">
            <text:p>1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53.43" table:style-name="ce1">
            <text:p>53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120" table:style-name="ce1">
            <text:p>120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46.14" table:style-name="ce1">
            <text:p>46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.21" table:style-name="ce1">
            <text:p>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2.5499999999999998" table:style-name="ce1">
            <text:p>2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.82" table:style-name="ce1">
            <text:p>1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8.1" table:style-name="ce1">
            <text:p>8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2.54" table:style-name="ce1">
            <text:p>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.95" table:style-name="ce1">
            <text:p>1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.21" table:style-name="ce1">
            <text:p>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0.42" table:style-name="ce1">
            <text:p>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8.850000000000001" table:style-name="ce1">
            <text:p>18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6.51" table:style-name="ce1">
            <text:p>6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5.81" table:style-name="ce1">
            <text:p>15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6.51" table:style-name="ce1">
            <text:p>6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5.81" table:style-name="ce1">
            <text:p>15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24.44" table:style-name="ce1">
            <text:p>24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24.44" table:style-name="ce1">
            <text:p>24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8.64" table:style-name="ce1">
            <text:p>8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54.44" table:style-name="ce1">
            <text:p>54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45.42" table:style-name="ce1">
            <text:p>45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8.7" table:style-name="ce1">
            <text:p>18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23.79" table:style-name="ce1">
            <text:p>23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9.66" table:style-name="ce1">
            <text:p>29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51.84" table:style-name="ce1">
            <text:p>51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2.35" table:style-name="ce1">
            <text:p>12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7.37" table:style-name="ce1">
            <text:p>17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8.260000000000002" table:style-name="ce1">
            <text:p>18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7" table:style-name="ce1">
            <text:p>7</text:p>
          </table:table-cell>
          <table:table-cell office:value-type="float" office:value="94" table:style-name="ce1">
            <text:p>94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3.66" table:style-name="ce1">
            <text:p>13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7" table:style-name="ce1">
            <text:p>7</text:p>
          </table:table-cell>
          <table:table-cell office:value-type="float" office:value="140" table:style-name="ce1">
            <text:p>140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49.44999999999999" table:style-name="ce1">
            <text:p>149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20.420000000000002" table:style-name="ce1">
            <text:p>2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0.56" table:style-name="ce1">
            <text:p>1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.41" table:style-name="ce1">
            <text:p>18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0.54" table:style-name="ce1">
            <text:p>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.98" table:style-name="ce1">
            <text:p>5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24.54" table:style-name="ce1">
            <text:p>24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6.809999999999999" table:style-name="ce1">
            <text:p>16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1">
            <text:p>65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73.81" table:style-name="ce1">
            <text:p>73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53.53" table:style-name="ce1">
            <text:p>153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292.57" table:style-name="ce1">
            <text:p>292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7" table:style-name="ce1">
            <text:p>7</text:p>
          </table:table-cell>
          <table:table-cell office:value-type="float" office:value="130" table:style-name="ce1">
            <text:p>130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68.58" table:style-name="ce1">
            <text:p>68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7" table:style-name="ce1">
            <text:p>7</text:p>
          </table:table-cell>
          <table:table-cell office:value-type="float" office:value="92" table:style-name="ce1">
            <text:p>92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11.47" table:style-name="ce1">
            <text:p>11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90.29" table:style-name="ce1">
            <text:p>9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.81" table:style-name="ce1">
            <text:p>11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22.66000000000003" table:style-name="ce1">
            <text:p>32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250" table:style-name="ce1">
            <text:p>2250</text:p>
          </table:table-cell>
          <table:table-cell office:value-type="float" office:value="31.75" table:style-name="ce1">
            <text:p>31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39" table:style-name="ce1">
            <text:p>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02.39" table:style-name="ce1">
            <text:p>102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80.17" table:style-name="ce1">
            <text:p>80.17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w2_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.67" table:style-name="ce1">
            <text:p>1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3.3" table:style-name="ce1">
            <text:p>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0.45" table:style-name="ce1">
            <text:p>0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.05" table:style-name="ce1">
            <text:p>1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4.6399999999999997" table:style-name="ce1">
            <text:p>4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1.21" table:style-name="ce1">
            <text:p>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5.53" table:style-name="ce1">
            <text:p>5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3.27" table:style-name="ce1">
            <text:p>3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3.3" table:style-name="ce1">
            <text:p>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28.68" table:style-name="ce1">
            <text:p>28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32.64" table:style-name="ce1">
            <text:p>32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0.69" table:style-name="ce1">
            <text:p>0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.5" table:style-name="ce1">
            <text:p>1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.03" table:style-name="ce1">
            <text:p>1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0.69" table:style-name="ce1">
            <text:p>0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.75" table:style-name="ce1">
            <text:p>1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.67" table:style-name="ce1">
            <text:p>1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22.88" table:style-name="ce1">
            <text:p>2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.24" table:style-name="ce1">
            <text:p>1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.24" table:style-name="ce1">
            <text:p>1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4.68" table:style-name="ce1">
            <text:p>4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4.68" table:style-name="ce1">
            <text:p>4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1.6" table:style-name="ce1">
            <text:p>2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42.32" table:style-name="ce1">
            <text:p>42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33.299999999999997" table:style-name="ce1">
            <text:p>3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3.69" table:style-name="ce1">
            <text:p>13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4.04" table:style-name="ce1">
            <text:p>14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3.85" table:style-name="ce1">
            <text:p>13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4.09" table:style-name="ce1">
            <text:p>14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2.6" table:style-name="ce1">
            <text:p>2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5.25" table:style-name="ce1">
            <text:p>5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5.87" table:style-name="ce1">
            <text:p>5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9" table:style-name="ce1">
            <text:p>9</text:p>
          </table:table-cell>
          <table:table-cell office:value-type="float" office:value="94" table:style-name="ce1">
            <text:p>94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0.95" table:style-name="ce1">
            <text:p>20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39.200000000000003" table:style-name="ce1">
            <text:p>39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10.52" table:style-name="ce1">
            <text:p>10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7.329999999999998" table:style-name="ce1">
            <text:p>17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.41" table:style-name="ce1">
            <text:p>18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.98" table:style-name="ce1">
            <text:p>5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.77" table:style-name="ce1">
            <text:p>6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27.95" table:style-name="ce1">
            <text:p>27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9.36" table:style-name="ce1">
            <text:p>19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10" table:style-name="ce1">
            <text:p>10</text:p>
          </table:table-cell>
          <table:table-cell office:value-type="float" office:value="65" table:style-name="ce1">
            <text:p>65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56.68" table:style-name="ce1">
            <text:p>56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08.73" table:style-name="ce1">
            <text:p>108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10" table:style-name="ce1">
            <text:p>10</text:p>
          </table:table-cell>
          <table:table-cell office:value-type="float" office:value="340" table:style-name="ce1">
            <text:p>34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202.98" table:style-name="ce1">
            <text:p>202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10" table:style-name="ce1">
            <text:p>10</text:p>
          </table:table-cell>
          <table:table-cell office:value-type="float" office:value="130" table:style-name="ce1">
            <text:p>13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34.32" table:style-name="ce1">
            <text:p>3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9" table:style-name="ce1">
            <text:p>9</text:p>
          </table:table-cell>
          <table:table-cell office:value-type="float" office:value="92" table:style-name="ce1">
            <text:p>92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18.61" table:style-name="ce1">
            <text:p>18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90.29" table:style-name="ce1">
            <text:p>9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.81" table:style-name="ce1">
            <text:p>11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22.66000000000003" table:style-name="ce1">
            <text:p>32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1550" table:style-name="ce1">
            <text:p>1550</text:p>
          </table:table-cell>
          <table:table-cell office:value-type="float" office:value="2300" table:style-name="ce1">
            <text:p>2300</text:p>
          </table:table-cell>
          <table:table-cell office:value-type="float" office:value="37.950000000000003" table:style-name="ce1">
            <text:p>37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9.8000000000000007" table:style-name="ce1">
            <text:p>9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102.39" table:style-name="ce1">
            <text:p>102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80.17" table:style-name="ce1">
            <text:p>80.17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w4_nc8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2000" table:style-name="ce1">
            <text:p>2000</text:p>
          </table:table-cell>
          <table:table-cell office:value-type="float" office:value="0.4" table:style-name="ce1">
            <text:p>0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1850" table:style-name="ce1">
            <text:p>1850</text:p>
          </table:table-cell>
          <table:table-cell office:value-type="float" office:value="0.69" table:style-name="ce1">
            <text:p>0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1850" table:style-name="ce1">
            <text:p>1850</text:p>
          </table:table-cell>
          <table:table-cell office:value-type="float" office:value="1.04" table:style-name="ce1">
            <text:p>1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0.16" table:style-name="ce1">
            <text:p>0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1850" table:style-name="ce1">
            <text:p>1850</text:p>
          </table:table-cell>
          <table:table-cell office:value-type="float" office:value="0.33" table:style-name="ce1">
            <text:p>0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.51" table:style-name="ce1">
            <text:p>1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3000" table:style-name="ce1">
            <text:p>3000</text:p>
          </table:table-cell>
          <table:table-cell office:value-type="float" office:value="0.91" table:style-name="ce1">
            <text:p>0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2.83" table:style-name="ce1">
            <text:p>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600" table:style-name="ce1">
            <text:p>1600</text:p>
          </table:table-cell>
          <table:table-cell office:value-type="float" office:value="2000" table:style-name="ce1">
            <text:p>2000</text:p>
          </table:table-cell>
          <table:table-cell office:value-type="float" office:value="2.82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.5" table:style-name="ce1">
            <text:p>1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000" table:style-name="ce1">
            <text:p>20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2000" table:style-name="ce1">
            <text:p>2000</text:p>
          </table:table-cell>
          <table:table-cell office:value-type="float" office:value="1.4" table:style-name="ce1">
            <text:p>1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000" table:style-name="ce1">
            <text:p>20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000" table:style-name="ce1">
            <text:p>2000</text:p>
          </table:table-cell>
          <table:table-cell office:value-type="float" office:value="1.68" table:style-name="ce1">
            <text:p>1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2000" table:style-name="ce1">
            <text:p>2000</text:p>
          </table:table-cell>
          <table:table-cell office:value-type="float" office:value="0.8" table:style-name="ce1">
            <text:p>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0.74" table:style-name="ce1">
            <text:p>0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0.19" table:style-name="ce1">
            <text:p>0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1600" table:style-name="ce1">
            <text:p>1600</text:p>
          </table:table-cell>
          <table:table-cell office:value-type="float" office:value="3000" table:style-name="ce1">
            <text:p>3000</text:p>
          </table:table-cell>
          <table:table-cell office:value-type="float" office:value="8.0500000000000007" table:style-name="ce1">
            <text:p>8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4.96" table:style-name="ce1">
            <text:p>4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7" table:style-name="ce1">
            <text:p>17</text:p>
          </table:table-cell>
          <table:table-cell office:value-type="float" office:value="120" table:style-name="ce1">
            <text:p>120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11.16" table:style-name="ce1">
            <text:p>1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4.96" table:style-name="ce1">
            <text:p>4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7" table:style-name="ce1">
            <text:p>17</text:p>
          </table:table-cell>
          <table:table-cell office:value-type="float" office:value="120" table:style-name="ce1">
            <text:p>120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11.16" table:style-name="ce1">
            <text:p>1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7" table:style-name="ce1">
            <text:p>17</text:p>
          </table:table-cell>
          <table:table-cell office:value-type="float" office:value="150" table:style-name="ce1">
            <text:p>150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18.63" table:style-name="ce1">
            <text:p>18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7" table:style-name="ce1">
            <text:p>17</text:p>
          </table:table-cell>
          <table:table-cell office:value-type="float" office:value="150" table:style-name="ce1">
            <text:p>150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18.63" table:style-name="ce1">
            <text:p>18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1600" table:style-name="ce1">
            <text:p>1600</text:p>
          </table:table-cell>
          <table:table-cell office:value-type="float" office:value="2000" table:style-name="ce1">
            <text:p>2000</text:p>
          </table:table-cell>
          <table:table-cell office:value-type="float" office:value="41.21" table:style-name="ce1">
            <text:p>4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7" table:style-name="ce1">
            <text:p>17</text:p>
          </table:table-cell>
          <table:table-cell office:value-type="float" office:value="92" table:style-name="ce1">
            <text:p>92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41.85" table:style-name="ce1">
            <text:p>4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600" table:style-name="ce1">
            <text:p>1600</text:p>
          </table:table-cell>
          <table:table-cell office:value-type="float" office:value="2000" table:style-name="ce1">
            <text:p>2000</text:p>
          </table:table-cell>
          <table:table-cell office:value-type="float" office:value="13.24" table:style-name="ce1">
            <text:p>13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20.92" table:style-name="ce1">
            <text:p>2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1850" table:style-name="ce1">
            <text:p>1850</text:p>
          </table:table-cell>
          <table:table-cell office:value-type="float" office:value="12.99" table:style-name="ce1">
            <text:p>12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1600" table:style-name="ce1">
            <text:p>1600</text:p>
          </table:table-cell>
          <table:table-cell office:value-type="float" office:value="3000" table:style-name="ce1">
            <text:p>3000</text:p>
          </table:table-cell>
          <table:table-cell office:value-type="float" office:value="27.84" table:style-name="ce1">
            <text:p>27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9.48" table:style-name="ce1">
            <text:p>9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17" table:style-name="ce1">
            <text:p>17</text:p>
          </table:table-cell>
          <table:table-cell office:value-type="float" office:value="92" table:style-name="ce1">
            <text:p>92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13.8" table:style-name="ce1">
            <text:p>13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14.61" table:style-name="ce1">
            <text:p>14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7" table:style-name="ce1">
            <text:p>17</text:p>
          </table:table-cell>
          <table:table-cell office:value-type="float" office:value="187" table:style-name="ce1">
            <text:p>187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4.67" table:style-name="ce1">
            <text:p>4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84.56" table:style-name="ce1">
            <text:p>8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20.420000000000002" table:style-name="ce1">
            <text:p>2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10.56" table:style-name="ce1">
            <text:p>1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6.38" table:style-name="ce1">
            <text:p>6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0.54" table:style-name="ce1">
            <text:p>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1600" table:style-name="ce1">
            <text:p>1600</text:p>
          </table:table-cell>
          <table:table-cell office:value-type="float" office:value="3000" table:style-name="ce1">
            <text:p>3000</text:p>
          </table:table-cell>
          <table:table-cell office:value-type="float" office:value="29.49" table:style-name="ce1">
            <text:p>29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550" table:style-name="ce1">
            <text:p>1550</text:p>
          </table:table-cell>
          <table:table-cell office:value-type="float" office:value="1100" table:style-name="ce1">
            <text:p>1100</text:p>
          </table:table-cell>
          <table:table-cell office:value-type="float" office:value="12.54" table:style-name="ce1">
            <text:p>1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18" table:style-name="ce1">
            <text:p>18</text:p>
          </table:table-cell>
          <table:table-cell office:value-type="float" office:value="65" table:style-name="ce1">
            <text:p>65</text:p>
          </table:table-cell>
          <table:table-cell office:value-type="float" office:value="1550" table:style-name="ce1">
            <text:p>1550</text:p>
          </table:table-cell>
          <table:table-cell office:value-type="float" office:value="1850" table:style-name="ce1">
            <text:p>1850</text:p>
          </table:table-cell>
          <table:table-cell office:value-type="float" office:value="33.51" table:style-name="ce1">
            <text:p>33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float" office:value="1550" table:style-name="ce1">
            <text:p>1550</text:p>
          </table:table-cell>
          <table:table-cell office:value-type="float" office:value="1850" table:style-name="ce1">
            <text:p>1850</text:p>
          </table:table-cell>
          <table:table-cell office:value-type="float" office:value="48.13" table:style-name="ce1">
            <text:p>48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18" table:style-name="ce1">
            <text:p>18</text:p>
          </table:table-cell>
          <table:table-cell office:value-type="float" office:value="340" table:style-name="ce1">
            <text:p>340</text:p>
          </table:table-cell>
          <table:table-cell office:value-type="float" office:value="1550" table:style-name="ce1">
            <text:p>1550</text:p>
          </table:table-cell>
          <table:table-cell office:value-type="float" office:value="1850" table:style-name="ce1">
            <text:p>1850</text:p>
          </table:table-cell>
          <table:table-cell office:value-type="float" office:value="81.77" table:style-name="ce1">
            <text:p>81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25" table:style-name="ce1">
            <text:p>25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000" table:style-name="ce1">
            <text:p>2000</text:p>
          </table:table-cell>
          <table:table-cell office:value-type="float" office:value="31.2" table:style-name="ce1">
            <text:p>3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1600" table:style-name="ce1">
            <text:p>1600</text:p>
          </table:table-cell>
          <table:table-cell office:value-type="float" office:value="3000" table:style-name="ce1">
            <text:p>3000</text:p>
          </table:table-cell>
          <table:table-cell office:value-type="float" office:value="21.82" table:style-name="ce1">
            <text:p>21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68.540000000000006" table:style-name="ce1">
            <text:p>68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81.650000000000006" table:style-name="ce1">
            <text:p>8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4" table:style-name="ce1">
            <text:p>4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4" table:style-name="ce1">
            <text:p>4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22.66000000000003" table:style-name="ce1">
            <text:p>32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3.36" table:style-name="ce1">
            <text:p>1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1.72" table:style-name="ce1">
            <text:p>21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7.95" table:style-name="ce1">
            <text:p>7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78.11" table:style-name="ce1">
            <text:p>78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000" table:style-name="ce1">
            <text:p>3000</text:p>
          </table:table-cell>
          <table:table-cell office:value-type="float" office:value="80.17" table:style-name="ce1">
            <text:p>80.17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5Z</meta:creation-date>
    <dc:date>2023-06-13T14:05:27Z</dc:date>
  </office:meta>
</office:document-meta>
</file>